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2.497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2" draw:text-style-name="P1" draw:layer="layout" svg:width="0.902cm" svg:height="0.661cm" draw:transform="rotate (-2.15687788961459) translate (4.65745781206569cm 2.240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6.42445731859429cm 2.103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6:06.39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